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able>
        <mtr>
          <mtd>
            <mrow>
              <mi mathvariant="italic">bm25</mi>
              <mrow>
                <mo stretchy="false">(</mo>
                <mrow>
                  <mi>D</mi>
                  <mi>,</mi>
                  <mi>Q</mi>
                </mrow>
                <mo stretchy="false">)</mo>
              </mrow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row>
                <mrow/>
                <mo stretchy="false">−</mo>
                <mn>1</mn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 mathvariant="italic">nPhrase</mi>
                </munderover>
                <mi mathvariant="italic">IDF</mi>
              </mrow>
              <mrow>
                <mo stretchy="false">(</mo>
                <mrow>
                  <msub>
                    <mi>q</mi>
                    <mi>i</mi>
                  </msub>
                </mrow>
                <mo stretchy="false">)</mo>
              </mrow>
              <mfrac>
                <mrow>
                  <mi>f</mi>
                  <mrow>
                    <mrow>
                      <mo stretchy="false">(</mo>
                      <mrow>
                        <msub>
                          <mi>q</mi>
                          <mi>i</mi>
                        </msub>
                        <mi>,</mi>
                        <mi>D</mi>
                      </mrow>
                      <mo stretchy="false">)</mo>
                    </mrow>
                    <mo stretchy="false">⋅</mo>
                    <mrow>
                      <mo stretchy="false">(</mo>
                      <mrow>
                        <mrow>
                          <msub>
                            <mi>k</mi>
                            <mn>1</mn>
                          </msub>
                          <mo stretchy="false">+</mo>
                          <mn>1</mn>
                        </mrow>
                      </mrow>
                      <mo stretchy="false">)</mo>
                    </mrow>
                  </mrow>
                </mrow>
                <mrow>
                  <mi>f</mi>
                  <mrow>
                    <mrow>
                      <mo stretchy="false">(</mo>
                      <mrow>
                        <msub>
                          <mi>q</mi>
                          <mi>i</mi>
                        </msub>
                        <mi>,</mi>
                        <mi>D</mi>
                      </mrow>
                      <mo stretchy="false">)</mo>
                    </mrow>
                    <mo stretchy="false">+</mo>
                    <mrow>
                      <msub>
                        <mi>k</mi>
                        <mn>1</mn>
                      </msub>
                      <mo stretchy="false">⋅</mo>
                      <mrow>
                        <mo stretchy="false">(</mo>
                        <mrow>
                          <mrow>
                            <mrow>
                              <mn>1</mn>
                              <mo stretchy="false">−</mo>
                              <mi>b</mi>
                            </mrow>
                            <mo stretchy="false">+</mo>
                            <mi>b</mi>
                          </mrow>
                          <mfrac>
                            <mrow>
                              <mfenced open="∣" close="∣">
                                <mrow>
                                  <mi>D</mi>
                                </mrow>
                              </mfenced>
                            </mrow>
                            <mrow>
                              <mi mathvariant="italic">avgdl</mi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frac>
            </mrow>
          </mtd>
        </mtr>
        <mtr>
          <mtd>
            <mrow>
              <mi mathvariant="italic">IDF</mi>
              <mrow>
                <mo stretchy="false">(</mo>
                <mrow>
                  <msub>
                    <mi>q</mi>
                    <mi>i</mi>
                  </msub>
                </mrow>
                <mo stretchy="false">)</mo>
              </mrow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>log</mi>
              <mfrac>
                <mrow>
                  <mrow>
                    <mi>N</mi>
                    <mo stretchy="false">−</mo>
                    <mi>n</mi>
                  </mrow>
                  <mrow>
                    <mrow>
                      <mo stretchy="false">(</mo>
                      <mrow>
                        <msub>
                          <mi>q</mi>
                          <mi>i</mi>
                        </msub>
                      </mrow>
                      <mo stretchy="false">)</mo>
                    </mrow>
                    <mo stretchy="false">+</mo>
                    <mn>0.5</mn>
                  </mrow>
                </mrow>
                <mrow>
                  <mi>n</mi>
                  <mrow>
                    <mrow>
                      <mo stretchy="false">(</mo>
                      <mrow>
                        <msub>
                          <mi>q</mi>
                          <mi>i</mi>
                        </msub>
                      </mrow>
                      <mo stretchy="false">)</mo>
                    </mrow>
                    <mo stretchy="false">+</mo>
                    <mn>0.5</mn>
                  </mrow>
                </mrow>
              </mfrac>
            </mrow>
          </mtd>
        </mtr>
        <mtr>
          <mtd>
            <mrow>
              <mi>f</mi>
              <mrow>
                <mo stretchy="false">(</mo>
                <mrow>
                  <msub>
                    <mi>q</mi>
                    <mi>i</mi>
                  </msub>
                  <mi>,</mi>
                  <mi>D</mi>
                </mrow>
                <mo stretchy="false">)</mo>
              </mrow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row/>
              <mrow>
                <mrow>
                  <munderover>
                    <mo stretchy="false">∑</mo>
                    <mrow>
                      <mi>c</mi>
                      <mo stretchy="false">=</mo>
                      <mn>1</mn>
                    </mrow>
                    <mi mathvariant="italic">nCol</mi>
                  </munderover>
                  <msub>
                    <mi>w</mi>
                    <mi>c</mi>
                  </msub>
                </mrow>
                <mo stretchy="false">⋅</mo>
                <mi>n</mi>
              </mrow>
              <mrow>
                <mo stretchy="false">(</mo>
                <mrow>
                  <msub>
                    <mi>q</mi>
                    <mi>i</mi>
                  </msub>
                  <mi>,</mi>
                  <mi>c</mi>
                </mrow>
                <mo stretchy="false">)</mo>
              </mrow>
            </mrow>
          </mtd>
        </mtr>
      </mtable>
    </mrow>
    <annotation encoding="StarMath 5.0">matrix {
alignr bm25(D, Q) # {}={} # alignl {} -1 sum from i=1 to nPhrase IDF(q rsub i) {f(q rsub i, D) cdot (k rsub 1 + 1)} over {f(q rsub i, D) + k rsub 1 cdot (1 - b + b {abs{D}} over {avgdl})}  ##
alignr IDF(q_i) # {}={} # alignl log {N-n(q rsub i) + 0.5} over {n(q rsub i) + 0.5} ##
alignr f(q_i,D) # {}={} # alignl {} sum from c=1 to nCol w rsub c cdot n(q rsub i, c)
} 
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01:36:12</meta:creation-date>
    <meta:generator>LibreOffice/4.0.2.2$Linux_X86_64 LibreOffice_project/4c82dcdd6efcd48b1d8bba66bfe1989deee49c3</meta:generator>
  </office:meta>
</office:document-meta>
</file>